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fo:text-align="justify" style:justify-single-word="false"/>
    </style:style>
    <style:style style:name="P2" style:family="paragraph" style:parent-style-name="Standard" style:master-page-name="Standard">
      <style:paragraph-properties fo:margin-top="0in" fo:margin-bottom="0in" loext:contextual-spacing="false" fo:text-align="justify" style:justify-single-word="false" style:page-number="1"/>
    </style:style>
    <style:style style:name="T1"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dy Equestrię pokryje śnieg</text:p>
      <text:p text:style-name="P1">Czyli o zimie w MLP</text:p>
      <text:p text:style-name="P1"/>
      <text:p text:style-name="P1">Za oknem przeszywający mróz, wieje wręcz arktyczny wiatr, a śnieg sięga już do kostek. Może niezupełnie, ale ponieważ kalendarz twierdzi, że jeszcze mamy zimę, to należy to uznać za doskonały pretekst do napisania kilku słów o tym, jak wygląda ona w Equestrii.</text:p>
      <text:p text:style-name="P1">Gray Picture</text:p>
      <text:p text:style-name="P1"/>
      <text:p text:style-name="P1">Przygotowując się do napisania tego, chciałam jeszcze raz obejrzeć wszystkie zimowe odcinki My Little Pony (niestety, ale nadal za takie niebywałe poświęcenie nie dają tu, w Equestria Times, medali, nawet takich z ziemniaka) i naprawdę zawiodło mnie to, jak mało jest ich. Jak dobrze liczę (czego pewna nie jestem, z uwagi na wrodzoną pierdołowatość) to jest ich tylko pięć, z czego trzy są o wigilii serdeczności (Hearth's Warming Eve, Hearthbreakers i A Hearth's Warming Tail), a dwa dzieją się w trakcie początku i końca tej pory roku (odpowiednio Winter Wrap Up oraz Tanks For the Memories). Mimo że doskonale zdawałam sobie sprawę z faktu, że raczej nie ma za dużo tego typu odcinków, to muszę przyznać, że jestem trochę zawiedziona, ponieważ żyłam w przekonaniu, iż zimowych odcinków było jednak przynajmniej o kilka więcej.</text:p>
      <text:p text:style-name="P1"/>
      <text:p text:style-name="P1">Jak zwykle przy tego typu artykułach, dla pewności już na wstępie zaznaczę, że doskonale zdaje sobie sprawę, jak wiele rzeczy w tym serialu jest konsekwencją… może nie lenistwa twórców, ale zwyczajnego upraszczania sobie życia. Bo komu by się chciało robić odcinki tak, aby było po równo przypadających na każdą porę roku? Mimo to pozwolę sobie czasem takie uproszczenia traktować jak najbardziej poważnie, żeby było ciekawiej.</text:p>
      <text:p text:style-name="P1"/>
      <text:p text:style-name="P1">Długie macie zimy w tej konikolandii?</text:p>
      <text:p text:style-name="P1"/>
      <text:p text:style-name="P1">Skoro już napisałam trochę o ilości zimowych odcinków, to pozostając w tym temacie, zastanówmy się, ile może trwać ta pora roku w Equestrii. Sugerując się samą ilością czasu, w którym możemy patrzeć na pokryte śniegiem Ponyville czy inny Canterlot (to chyba jedyne miasta, które mieliśmy możliwość oglądać zimą, choć to drugie tylko przez chwilę), to equestriańska zima musi trwać naprawdę bardzo krótko. W końcu za nami już dokładanie 169 odcinków tego serialu, a tylko pięć przypadało na zimę (czyli około 3%). Pierwszym (i najbardziej sensownym) usprawiedliwieniem tak dużej dysproporcji jest wspomniane wyżej ułatwianie sobie pracy przez twórców. Ale zapomnijmy na chwilę o tym jak najbardziej prawdopodobym wyjaśnieniu. </text:p>
      <text:p text:style-name="P1"/>
      <text:p text:style-name="P1">Jak każdy doskonale wie, pogodą w Equestrii w dużej mierze sterują pegazy. Oczywiście oprócz nich duży wpływ mają też inne czynniki, jak na przykład kilkakrotnie wspomniane w serialu windigo (choć można mieć wątpliwości, czy one w ogóle istnieją, gdyż jak dotąd pojawiały się tylko w opowieściach). Do czego zmierzam? Czy mając możliwość zarządzania czasem trwania poszczególnych pór roku, kucyki nie wykorzystałyby jej do skrócenia zimy najbardziej, jak się tylko da? Ma to sens, zwłaszcza jeśli wziąć pod uwagę, że pastelowe koniki to jarosze, więc jak najbardziej powinno im zależeć, żeby okres wegetacyjny (czyli część roku, w którym panują warunki odpowiednie do rozwoju roślinności) trwał jak najdłużej. Za tą teorią przemawia też to, że kuce muszą pomagać zwierzętom przy zmianach pór roku, budzą je ze snu zimowego czy przewodzą migracjami ptaków. Czemu miałyby to robić, jeżeli nie dlatego, że pastelowe koniki przedobrzyły trochę z nienaturalnością czasu trwania pór roku?</text:p>
      <text:p text:style-name="P1"/>
      <text:p text:style-name="P1">Zmiany pór roku na pewno nie zachodzą w Equestrii naturalnie. Dlaczego tak uważam? Na samym początku odcinka Tanks For the Memories widzimy, jak nad Ponyville przylatuje Cloudsdale wraz z pegazami odpowiedzialnymi za zmianę pogody. Musi to oznaczać, że zmiany pór roku nie zachodzą dokładnie w tym samym czasie w całej Equestrii (dodatkowo taki okres przejściowy między jedną a drugą porą trwa zaledwie jeden lub dwa dni).</text:p>
      <text:p text:style-name="P1"/>
      <text:p text:style-name="P1">Nie jest wam zimno w Cutie Marki?</text:p>
      <text:p text:style-name="P1"/>
      <text:p text:style-name="P1">Nie mieliśmy za dużo okazji oglądać equestriańskiej zimy w pełni mocy. W takim Winter Wrap Up Twilight na początku ubiera się w ocieplane siodło oraz zakłada na siebie szalik i buty, ale potem już galopuje przez odcinek bez nich. Może tylko rano było zimno (a może komuś nie chciało się rysować tych ubrań w każdej kolejnej scenie)? Tak właściwie wtedy zima już się kończyła, więc myślę, że akurat w tym przypadku można przymknąć na to oko. Poza tym to w końcu kucyk. Niewiele wiem o koniach, może oprócz tego, że mają cztery nogi, szybko biegają i podobno robi się z nich bardzo dobrą kiełbasę. Szczerze mówiąc, nie wiem, czy kiedykolwiek widziałam konia zimą. Ale po szybkim googlowaniu i przejrzeniu kilku stron dla koniarzy dowiedziałam się, że konie zimą zazwyczaj nie noszą kurtek i wełnianych czapek. Niesamowite, co nie? Już bardziej na serio, koniom zwykle nie zakłada się derek, ponieważ gdy nie jest zbyt wilgotno lub nie wieje zbyt mocny wiatr, to w zupełności wystarcza mi sierść.</text:p>
      <text:p text:style-name="P1"/>
      <text:p text:style-name="P1">Chyba jedynym momentem, w którym widzimy, jak małe osiołki są ubrane w czapki, kurtki i cały ten zimowy sprzęt, jest odcinek Tanks For the Memories, gdy Rainbow Dash przypadkiem “troszeczkę” przyspieszyła nadejście chłodów. Czyli wychodzi na to, że kuce widzą potrzebę ubierania się cieplej tylko w czasie największych mrozów, a poza nimi w zupełności wystarcza im ich własna sierść lub ewentualnie tylko szalik.</text:p>
      <text:p text:style-name="P1"/>
      <text:p text:style-name="P1">Grafiki:</text:p>
      <text:p text:style-name="P1"><text:soft-page-break/>na banner:</text:p>
      <text:p text:style-name="P1"><text:a xlink:type="simple" xlink:href="https://orig00.deviantart.net/2a86/f/2012/338/9/5/ponyville_night__snowy_by_stinkehund-d5n1hzv.png" text:style-name="Internet_20_link" text:visited-style-name="Visited_20_Internet_20_Link"><text:span text:style-name="T1">https://orig00.deviantart.net/2a86/f/2012/338/9/5/ponyville_night__snowy_by_stinkehund-d5n1hzv.png</text:span></text:a></text:p>
      <text:p text:style-name="P1"><text:a xlink:type="simple" xlink:href="https://stinkehund.deviantart.com/art/Ponyville-Night-snowy-341032027" text:style-name="Internet_20_link" text:visited-style-name="Visited_20_Internet_20_Link"><text:span text:style-name="T1">https://stinkehund.deviantart.com/art/Ponyville-Night-snowy-341032027</text:span></text:a> &lt;źródło</text:p>
      <text:p text:style-name="P1">lub</text:p>
      <text:p text:style-name="P1"><text:a xlink:type="simple" xlink:href="https://pre00.deviantart.net/e17b/th/pre/i/2017/335/8/7/royal_fun_by_wilvarin_liadon-dbvg52e.png" text:style-name="Internet_20_link" text:visited-style-name="Visited_20_Internet_20_Link"><text:span text:style-name="T1">https://pre00.deviantart.net/e17b/th/pre/i/2017/335/8/7/royal_fun_by_wilvarin_liadon-dbvg52e.png</text:span></text:a></text:p>
      <text:p text:style-name="P1"><text:a xlink:type="simple" xlink:href="https://wilvarin-liadon.deviantart.com/art/Royal-fun-717949094" text:style-name="Internet_20_link" text:visited-style-name="Visited_20_Internet_20_Link"><text:span text:style-name="T1">https://wilvarin-liadon.deviantart.com/art/Royal-fun-717949094</text:span></text:a> &lt;źródło</text:p>
      <text:p text:style-name="P1"/>
      <text:p text:style-name="P1">pozostałe:</text:p>
      <text:p text:style-name="P1"><text:a xlink:type="simple" xlink:href="https://wilvarin-liadon.deviantart.com/art/Royal-fun-717949094" text:style-name="Internet_20_link" text:visited-style-name="Visited_20_Internet_20_Link"><text:span text:style-name="T1">https://wilvarin-liadon.deviantart.com/art/Royal-fun-717949094</text:span></text:a></text:p>
      <text:p text:style-name="P1"><text:a xlink:type="simple" xlink:href="https://ncmares.deviantart.com/art/On-A-Winter-s-Day-500143712" text:style-name="Internet_20_link" text:visited-style-name="Visited_20_Internet_20_Link"><text:span text:style-name="T1">https://ncmares.deviantart.com/art/On-A-Winter-s-Day-500143712</text:span></text:a> &lt;źródło</text:p>
      <text:p text:style-name="P1"/>
      <text:p text:style-name="P1"><text:a xlink:type="simple" xlink:href="https://img00.deviantart.net/6762/i/2011/280/3/6/my_little_winter_by_fluro_knife-d4c2ndg.png" text:style-name="Internet_20_link" text:visited-style-name="Visited_20_Internet_20_Link"><text:span text:style-name="T1">https://img00.deviantart.net/6762/i/2011/280/3/6/my_little_winter_by_fluro_knife-d4c2ndg.png</text:span></text:a></text:p>
      <text:p text:style-name="P1"><text:a xlink:type="simple" xlink:href="https://www.deviantart.com/art/My-Little-Winter-262143700" text:style-name="Internet_20_link" text:visited-style-name="Visited_20_Internet_20_Link"><text:span text:style-name="T1">https://www.deviantart.com/art/My-Little-Winter-262143700</text:span></text:a></text:p>
      <text:p text:style-name="P1"/>
      <text:p text:style-name="P1"><text:a xlink:type="simple" xlink:href="https://orig00.deviantart.net/ce5b/f/2012/091/f/3/gotcha_by_whitediamondsltd-d4ul0t0.png" text:style-name="Internet_20_link" text:visited-style-name="Visited_20_Internet_20_Link"><text:span text:style-name="T1">https://orig00.deviantart.net/ce5b/f/2012/091/f/3/gotcha_by_whitediamondsltd-d4ul0t0.png</text:span></text:a></text:p>
      <text:p text:style-name="P1"><text:a xlink:type="simple" xlink:href="https://www.deviantart.com/art/Gotcha-293234004" text:style-name="Internet_20_link" text:visited-style-name="Visited_20_Internet_20_Link"><text:span text:style-name="T1">https://www.deviantart.com/art/Gotcha-293234004</text:span></text:a> &lt;źródło</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27" meta:word-count="833" meta:character-count="5975" meta:non-whitespace-character-count="5168"/>
    <meta:generator>LibreOfficeDev/5.1.0.3$Linux_X86_64 LibreOffice_project/</meta:generator>
  </office:meta>
</office:document-meta>
</file>